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130"/>
    <style:style style:name="ce2" style:family="table-cell" style:parent-style-name="Default" style:data-style-name="N10000"/>
    <style:style style:name="ce3" style:family="table-cell" style:parent-style-name="Default" style:data-style-name="N104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B1 LSCS</text:p>
          </table:table-cell>
          <table:table-cell table:style-name="Default" office:value-type="string" calcext:value-type="string">
            <text:p>B2 ASS LSCS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 office:value-type="currency" office:currency="EUR" office:value="1.89" calcext:value-type="currency">
            <text:p>€ 1.89</text:p>
          </table:table-cell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office:value-type="currency" office:currency="EUR" office:value="7.57" calcext:value-type="currency">
            <text:p>€ 7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NCIL</text:p>
          </table:table-cell>
          <table:table-cell office:value-type="currency" office:currency="EUR" office:value="1.42" calcext:value-type="currency">
            <text:p>€ 1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currency" office:currency="EUR" office:value="18.59" calcext:value-type="currency">
            <text:p>€ 18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ED COMPONE</text:p>
          </table:table-cell>
          <table:table-cell office:value-type="currency" office:currency="EUR" office:value="5.36" calcext:value-type="currency">
            <text:p>€ 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currency" office:currency="EUR" office:value="0.95" calcext:value-type="currency">
            <text:p>€ 0.9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CB</text:p>
          </table:table-cell>
          <table:table-cell table:formula="of:=SUM([.B4:.B9])" office:value-type="currency" office:currency="EUR" office:value="35.78" calcext:value-type="currency">
            <text:p>€ 35.78</text:p>
          </table:table-cell>
          <table:table-cell table:formula="of:=SUM([.C4:.C9])" office:value-type="currency" office:currency="EUR" office:value="1.89" calcext:value-type="currency">
            <text:p>€ 1.89</text:p>
          </table:table-cell>
          <table:table-cell/>
        </table:table-row>
        <table:table-row table:style-name="ro1">
          <table:table-cell office:value-type="string" calcext:value-type="string">
            <text:p>SPED E TASSE</text:p>
          </table:table-cell>
          <table:table-cell office:value-type="currency" office:currency="EUR" office:value="18.1" calcext:value-type="currency">
            <text:p>€ 18.10</text:p>
          </table:table-cell>
          <table:table-cell office:value-type="currency" office:currency="EUR" office:value="2.12" calcext:value-type="currency">
            <text:p>€ 2.12</text:p>
          </table:table-cell>
          <table:table-cell/>
        </table:table-row>
        <table:table-row table:style-name="ro1">
          <table:table-cell office:value-type="string" calcext:value-type="string">
            <text:p>SCONTO CHECKOUT</text:p>
          </table:table-cell>
          <table:table-cell office:value-type="currency" office:currency="EUR" office:value="-8" calcext:value-type="currency">
            <text:p>-€ 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E JLCPCB</text:p>
          </table:table-cell>
          <table:table-cell table:formula="of:=SUM([.B11:.B13])" office:value-type="currency" office:currency="EUR" office:value="45.88" calcext:value-type="currency">
            <text:p>€ 45.88</text:p>
          </table:table-cell>
          <table:table-cell table:formula="of:=SUM([.C11:.C13])" office:value-type="currency" office:currency="EUR" office:value="4.01" calcext:value-type="currency">
            <text:p>€ 4.0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P32WROOM (5X)</text:p>
          </table:table-cell>
          <table:table-cell table:formula="of:=3.4565*5" office:value-type="currency" office:currency="EUR" office:value="17.2825" calcext:value-type="currency">
            <text:p>€ 17.28</text:p>
          </table:table-cell>
          <table:table-cell table:formula="of:=[.B16]" office:value-type="currency" office:currency="EUR" office:value="17.2825" calcext:value-type="currency">
            <text:p>€ 17.28</text:p>
          </table:table-cell>
          <table:table-cell/>
        </table:table-row>
        <table:table-row table:style-name="ro1">
          <table:table-cell office:value-type="string" calcext:value-type="string">
            <text:p>RELAY (X5)</text:p>
          </table:table-cell>
          <table:table-cell table:formula="of:=0.9434*5" office:value-type="currency" office:currency="EUR" office:value="4.717" calcext:value-type="currency">
            <text:p>€ 4.72</text:p>
          </table:table-cell>
          <table:table-cell table:formula="of:=[.B17]" office:value-type="currency" office:currency="EUR" office:value="4.717" calcext:value-type="currency">
            <text:p>€ 4.72</text:p>
          </table:table-cell>
          <table:table-cell/>
        </table:table-row>
        <table:table-row table:style-name="ro1">
          <table:table-cell office:value-type="string" calcext:value-type="string">
            <text:p>POLYFUSE</text:p>
          </table:table-cell>
          <table:table-cell table:formula="of:=0.0893*5" office:value-type="currency" office:currency="EUR" office:value="0.4465" calcext:value-type="currency">
            <text:p>€ 0.45</text:p>
          </table:table-cell>
          <table:table-cell table:formula="of:=0.0893*5" office:value-type="currency" office:currency="EUR" office:value="0.4465" calcext:value-type="currency">
            <text:p>€ 0.45</text:p>
          </table:table-cell>
          <table:table-cell/>
        </table:table-row>
        <table:table-row table:style-name="ro1">
          <table:table-cell office:value-type="string" calcext:value-type="string">
            <text:p>SCREW TERMINAL (X5)</text:p>
          </table:table-cell>
          <table:table-cell table:formula="of:=0.1933*5" office:value-type="currency" office:currency="EUR" office:value="0.9665" calcext:value-type="currency">
            <text:p>€ 0.97</text:p>
          </table:table-cell>
          <table:table-cell table:formula="of:=[.B19]" office:value-type="currency" office:currency="EUR" office:value="0.9665" calcext:value-type="currency">
            <text:p>€ 0.97</text:p>
          </table:table-cell>
          <table:table-cell/>
        </table:table-row>
        <table:table-row table:style-name="ro1">
          <table:table-cell office:value-type="string" calcext:value-type="string">
            <text:p>ALTRO LSCS</text:p>
          </table:table-cell>
          <table:table-cell table:formula="of:=0" office:value-type="currency" office:currency="EUR" office:value="0" calcext:value-type="currency">
            <text:p>€ 0.00</text:p>
          </table:table-cell>
          <table:table-cell table:formula="of:=48.9-SUM([.C16:.C19])" office:value-type="currency" office:currency="EUR" office:value="25.4875" calcext:value-type="currency">
            <text:p>€ 25.49</text:p>
          </table:table-cell>
          <table:table-cell/>
        </table:table-row>
        <table:table-row table:style-name="ro1">
          <table:table-cell office:value-type="string" calcext:value-type="string">
            <text:p>SPED E TASSE LSCS</text:p>
          </table:table-cell>
          <table:table-cell office:value-type="currency" office:currency="EUR" office:value="9.73" calcext:value-type="currency">
            <text:p>€ 9.73</text:p>
          </table:table-cell>
          <table:table-cell office:value-type="currency" office:currency="EUR" office:value="0" calcext:value-type="currency">
            <text:p>€ 0.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E LSCS</text:p>
          </table:table-cell>
          <table:table-cell table:formula="of:=SUM([.B16:.B21])" office:value-type="currency" office:currency="EUR" office:value="33.1425" calcext:value-type="currency">
            <text:p>€ 33.14</text:p>
          </table:table-cell>
          <table:table-cell table:formula="of:=SUM([.C16:.C21])" office:value-type="currency" office:currency="EUR" office:value="48.9" calcext:value-type="currency">
            <text:p>€ 48.90</text:p>
          </table:table-cell>
          <table:table-cell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E </text:p>
          </table:table-cell>
          <table:table-cell table:formula="of:=[.B23]+[.B14]" office:value-type="currency" office:currency="EUR" office:value="79.0225" calcext:value-type="currency">
            <text:p>€ 79.02</text:p>
          </table:table-cell>
          <table:table-cell table:formula="of:=[.C23]+[.C14]" office:value-type="currency" office:currency="EUR" office:value="52.91" calcext:value-type="currency">
            <text:p>€ 52.91</text:p>
          </table:table-cell>
          <table:table-cell/>
        </table:table-row>
        <table:table-row table:style-name="ro1">
          <table:table-cell office:value-type="string" calcext:value-type="string">
            <text:p>NBOARD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OTALE A BOARD</text:p>
          </table:table-cell>
          <table:table-cell table:formula="of:=[.B26]/[.B27]" office:value-type="currency" office:currency="EUR" office:value="15.8045" calcext:value-type="currency">
            <text:p>€ 15.80</text:p>
          </table:table-cell>
          <table:table-cell table:formula="of:=[.C26]/[.C27]" office:value-type="currency" office:currency="EUR" office:value="10.582" calcext:value-type="currency">
            <text:p>€ 10.58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 style:data-style-name="N2" text:time-value="14:08:27.5132351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0:28:49.438598110</meta:creation-date>
    <dc:date>2023-10-29T16:04:01.319325875</dc:date>
    <meta:editing-duration>PT3H36M1S</meta:editing-duration>
    <meta:editing-cycles>3</meta:editing-cycles>
    <meta:generator>LibreOffice/7.5.7.1$Linux_X86_64 LibreOffice_project/50$Build-1</meta:generator>
    <meta:document-statistic meta:table-count="1" meta:cell-count="56" meta:object-count="0"/>
  </office:meta>
</office:document-meta>
</file>